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1879" officeooo:paragraph-rsid="00131879"/>
    </style:style>
    <style:style style:name="P2" style:family="paragraph" style:parent-style-name="Standard">
      <style:paragraph-properties fo:text-align="center" style:justify-single-word="false"/>
      <style:text-properties officeooo:rsid="00131879" officeooo:paragraph-rsid="00131879"/>
    </style:style>
    <style:style style:name="P3" style:family="paragraph" style:parent-style-name="Standard">
      <style:text-properties fo:font-style="italic" officeooo:rsid="0013edb8" officeooo:paragraph-rsid="0013edb8" style:font-style-asian="italic" style:font-style-complex="italic"/>
    </style:style>
    <style:style style:name="P4" style:family="paragraph" style:parent-style-name="Standard">
      <style:text-properties fo:font-style="normal" officeooo:rsid="0015e62d" officeooo:paragraph-rsid="0015e62d" style:font-style-asian="normal" style:font-style-complex="normal"/>
    </style:style>
    <style:style style:name="P5" style:family="paragraph" style:parent-style-name="Standard">
      <style:text-properties fo:font-style="normal" officeooo:rsid="0013edb8" officeooo:paragraph-rsid="0013edb8" style:font-style-asian="normal" style:font-style-complex="normal"/>
    </style:style>
    <style:style style:name="P6" style:family="paragraph" style:parent-style-name="Standard">
      <style:text-properties fo:font-style="normal" officeooo:rsid="0013edb8" officeooo:paragraph-rsid="0015e62d" style:font-style-asian="normal" style:font-style-complex="normal"/>
    </style:style>
    <style:style style:name="P7" style:family="paragraph" style:parent-style-name="Standard">
      <style:text-properties fo:font-style="normal" officeooo:rsid="00168169" officeooo:paragraph-rsid="00168169" style:font-style-asian="normal" style:font-style-complex="normal"/>
    </style:style>
    <style:style style:name="P8" style:family="paragraph" style:parent-style-name="Standard" style:list-style-name="L1">
      <style:text-properties fo:font-style="normal" officeooo:rsid="00168169" officeooo:paragraph-rsid="00168169" style:font-style-asian="normal" style:font-style-complex="normal"/>
    </style:style>
    <style:style style:name="P9" style:family="paragraph" style:parent-style-name="Standard">
      <style:text-properties fo:font-style="normal" officeooo:rsid="0016caff" officeooo:paragraph-rsid="0016caff" style:font-style-asian="normal" style:font-style-complex="normal"/>
    </style:style>
    <style:style style:name="P10" style:family="paragraph" style:parent-style-name="Standard">
      <style:text-properties fo:font-style="normal" officeooo:rsid="0016f84d" officeooo:paragraph-rsid="0016f84d" style:font-style-asian="normal" style:font-style-complex="normal"/>
    </style:style>
    <style:style style:name="P11" style:family="paragraph" style:parent-style-name="Standard">
      <style:text-properties fo:font-style="normal" officeooo:rsid="00183b7f" officeooo:paragraph-rsid="00183b7f" style:font-style-asian="normal" style:font-style-complex="normal"/>
    </style:style>
    <style:style style:name="P12" style:family="paragraph">
      <loext:graphic-properties draw:fill="none"/>
      <style:paragraph-properties fo:text-align="center"/>
      <style:text-properties fo:font-size="12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T1" style:family="text">
      <style:text-properties officeooo:rsid="0015e62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super 58%"/>
    </style:style>
    <style:style style:name="T5" style:family="text">
      <style:text-properties officeooo:rsid="00183b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1201in" svg:stroke-color="#000000" draw:marker-start-width="0.3173in" draw:marker-end-width="0.3173in" draw:fill="none" draw:textarea-horizontal-align="justify" draw:textarea-vertical-align="middle" draw:auto-grow-height="false" fo:min-height="1.111in" fo:min-width="1.111in" fo:padding-top="0.0583in" fo:padding-bottom="0.0583in" fo:padding-left="0.0583in" fo:padding-right="0.0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000000" draw:marker-start-width="0.1984in" draw:marker-end-width="0.1984in" draw:fill-color="#000000" draw:textarea-horizontal-align="justify" draw:textarea-vertical-align="middle" draw:auto-grow-height="false" fo:min-height="0.1402in" fo:min-width="0.1402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02in" svg:stroke-color="#0000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02in" svg:stroke-color="#000000" draw:marker-start-width="0.1984in" draw:marker-end-width="0.1984in" draw:fill-color="#000000" draw:textarea-horizontal-align="justify" draw:textarea-vertical-align="middle" draw:auto-grow-height="false" fo:min-height="0.1016in" fo:min-width="0.1016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draw:stroke-dash="Fine_20_Dashed" svg:stroke-width="0.0402in" svg:stroke-color="#000000" draw:marker-start-width="0.1984in" draw:marker-end-width="0.1984in" draw:fill-color="#ffffff" draw:textarea-horizontal-align="justify" draw:textarea-vertical-align="middle" draw:auto-grow-height="false" fo:min-height="0.1819in" fo:min-width="0.181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402in" svg:stroke-color="#ffffff" draw:marker-start-width="0.1984in" draw:marker-end-width="0.1984in" draw:fill="none" draw:textarea-horizontal-align="justify" draw:textarea-vertical-align="middle" draw:auto-grow-height="false" fo:min-height="1.111in" fo:min-width="1.11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terior vs Exterior</text:p>
      <text:p text:style-name="P2">by Sven Nilsen, 2020</text:p>
      <text:p text:style-name="P1"/>
      <text:p text:style-name="P3">In this paper I define Interior vs Exterior for <text:span text:style-name="T1">A</text:span>vatar <text:span text:style-name="T1">E</text:span>xtensions.</text:p>
      <text:p text:style-name="P3"/>
      <text:p text:style-name="P4">In the paper “Witness Duality”<text:span text:style-name="T4"><text:reference-ref text:reference-format="text" text:ref-name="witness duality">[1]</text:reference-ref></text:span>, I introduced the Product Witness and the Loop Witness.</text:p>
      <text:p text:style-name="P4"/>
      <text:p text:style-name="P4">The Loop Witness has its origin in equivalence as an identity morphism<text:span text:style-name="T4"><text:reference-ref text:reference-format="text" text:ref-name="category theory">[2]</text:reference-ref></text:span>:</text:p>
      <text:p text:style-name="P4"/>
      <text:p text:style-name="P6"><draw:polyline text:anchor-type="paragraph" draw:z-index="2" draw:name="Shape2" draw:style-name="gr3" draw:text-style-name="P14" svg:width="0.7878in" svg:height="0.3724in" svg:x="2.9772in" svg:y="0.1898in" svg:viewBox="0 0 2002 947" draw:points="0,506 760,926 1201,947 1623,822 2002,653 2002,379 1686,106 1159,0 0,273"><text:p/></draw:polyline></text:p>
      <text:p text:style-name="P5"><draw:custom-shape text:anchor-type="paragraph" draw:z-index="1" draw:name="Shape1" draw:style-name="gr2" draw:text-style-name="P13" svg:width="0.1988in" svg:height="0.1988in" svg:x="2.7783in" svg:y="0.05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/>
      <text:p text:style-name="P7">This consists of:</text:p>
      <text:p text:style-name="P7"/>
      <text:list xml:id="list3152528089813498560" text:style-name="L1">
        <text:list-item>
          <text:p text:style-name="P8">A “core” or “core self”, represented as a black node (as in Avatar Graphs<text:span text:style-name="T4"><text:reference-ref text:reference-format="text" text:ref-name="avatar graphs">[3]</text:reference-ref></text:span>)</text:p>
        </text:list-item>
        <text:list-item>
          <text:p text:style-name="P8">An identity morphism from the core to itself</text:p>
        </text:list-item>
      </text:list>
      <text:p text:style-name="P7"/>
      <text:p text:style-name="P7">Think about this as a system in a ground state.</text:p>
      <text:p text:style-name="P7">This ground state, related to a Product Witness, is the <text:span text:style-name="T2">Interior</text:span>.</text:p>
      <text:p text:style-name="P9">The Product Witness gives the core topological<text:span text:style-name="T4"><text:reference-ref text:reference-format="text" text:ref-name="topology">[4]</text:reference-ref></text:span> properties, due to Symmetry Forcing<text:span text:style-name="T4"><text:reference-ref text:reference-format="text" text:ref-name="symmetry forcing">[5]</text:reference-ref></text:span>.</text:p>
      <text:p text:style-name="P7"/>
      <text:p text:style-name="P7">The <text:span text:style-name="T2">Exterior</text:span> might be thought of as a loop onto the identity morphism, with a 1-avatar extension:</text:p>
      <text:p text:style-name="P7"/>
      <text:p text:style-name="P7"><draw:custom-shape text:anchor-type="paragraph" draw:z-index="8" draw:name="Shape5" draw:style-name="gr6" draw:text-style-name="P12" svg:width="1.6268in" svg:height="1.6268in" svg:x="3.7654in" svg:y="0.1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Shape5" draw:style-name="gr1" draw:text-style-name="P12" svg:width="1.6268in" svg:height="1.6268in" svg:x="3.7654in" svg:y="0.1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><draw:polyline text:anchor-type="paragraph" draw:z-index="5" draw:name="Shape3" draw:style-name="gr3" draw:text-style-name="P15" svg:width="1.4138in" svg:height="1.3587in" draw:transform="rotate (2.65482032520857) translate (2.47281378655761in 1.65420985103417in)" svg:viewBox="0 0 3592 3452" draw:points="298,2581 832,3274 1665,3452 2648,3195 3377,2546 3592,1693 3357,842 2700,189 1886,0 958,182 342,771 0,1475 189,2375"><text:p/></draw:polyline></text:p>
      <text:p text:style-name="P7"/>
      <text:p text:style-name="P7"><draw:polyline text:anchor-type="paragraph" draw:z-index="4" draw:name="Shape2" draw:style-name="gr3" draw:text-style-name="P14" svg:width="0.7878in" svg:height="0.3724in" svg:x="2.2547in" svg:y="0.189in" svg:viewBox="0 0 2002 947" draw:points="0,506 760,926 1201,947 1623,822 2002,653 2002,379 1686,106 1159,0 0,273"><text:p/></draw:polyline></text:p>
      <text:p text:style-name="P7"><draw:custom-shape text:anchor-type="paragraph" draw:z-index="7" draw:name="Shape1" draw:style-name="gr4" draw:text-style-name="P13" svg:width="0.1988in" svg:height="0.1988in" svg:x="4.478in" svg:y="0.0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4" draw:text-style-name="P13" svg:width="0.1988in" svg:height="0.1988in" svg:x="2.0563in" svg:y="0.0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4" draw:style-name="gr5" draw:text-style-name="P16" svg:width="0.2571in" svg:height="0.2571in" svg:x="2.9102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/>
      <text:p text:style-name="P7"/>
      <text:p text:style-name="P7"/>
      <text:p text:style-name="P7"/>
      <text:p text:style-name="P7"/>
      <text:p text:style-name="P9"/>
      <text:p text:style-name="P9">Basically, the Exterior forms a kind of <text:span text:style-name="T5">one-dimensional </text:span>surface around the core.</text:p>
      <text:p text:style-name="P9">The distance from the core the surface can be ignored, as it is not relevant <text:span text:style-name="T5">for this definition</text:span>.</text:p>
      <text:p text:style-name="P9"/>
      <text:p text:style-name="P9">The Exterior can be thought of as having no identity morphisms, but a loopy isomorphism to itself.</text:p>
      <text:p text:style-name="P9">This is also known as an <text:span text:style-name="T2">automorphism</text:span><text:span text:style-name="T4"><text:reference-ref text:reference-format="text" text:ref-name="automorphism">[6]</text:reference-ref></text:span>. Here, the automorphism is a particular kind, that no part of it has an identity morphism, because it has not been introduced yet as an Avatar Extension<text:span text:style-name="T4"><text:reference-ref text:reference-format="text" text:ref-name="avatar extensions">[7]</text:reference-ref></text:span>. The original identity morphism comes from the core, which is consumed as resource to construct the automorphism.</text:p>
      <text:p text:style-name="P9"/>
      <text:p text:style-name="P9">One can think about the Exterior as having a direction of rotation,</text:p>
      <text:p text:style-name="P9">although the concrete direction might be ignored in many cases.</text:p>
      <text:p text:style-name="P10">Just as the Interior is related to topology<text:span text:style-name="T4"><text:reference-ref text:reference-format="text" text:ref-name="topology">[4]</text:reference-ref></text:span>, the Exterior is related to exterior algebra<text:span text:style-name="T4"><text:reference-ref text:reference-format="text" text:ref-name="exterior algebra">[8]</text:reference-ref></text:span>.</text:p>
      <text:h text:style-name="Heading_20_3" text:outline-level="3"><text:soft-page-break/>References:</text:h>
      <text:p text:style-name="P10"/>
      <text:p text:style-name="P10"><text:reference-mark-start text:name="witness duality"/>[1]<text:reference-mark-end text:name="witness duality"/><text:tab/>“Witness Duality”</text:p>
      <text:p text:style-name="P10"><text:tab/>Sven Nilsen, 2020</text:p>
      <text:p text:style-name="P10"><text:tab/><text:a xlink:type="simple" xlink:href="https://github.com/advancedresearch/path_semantics/blob/master/papers-wip/witness-duality.pdf" text:style-name="Internet_20_link" text:visited-style-name="Visited_20_Internet_20_Link"><text:span text:style-name="T3">https://github.com/advancedresearch/path_semantics/blob/master/papers-wip/witness-duality.pdf</text:span></text:a></text:p>
      <text:p text:style-name="P10"/>
      <text:p text:style-name="P10"><text:reference-mark-start text:name="category theory"/>[2]<text:reference-mark-end text:name="category theory"/><text:tab/>“Category theory”</text:p>
      <text:p text:style-name="P10"><text:tab/>Wikipedia</text:p>
      <text:p text:style-name="P10"><text:tab/><text:a xlink:type="simple" xlink:href="https://en.wikipedia.org/wiki/Category_theory" text:style-name="Internet_20_link" text:visited-style-name="Visited_20_Internet_20_Link"><text:span text:style-name="T3">https://en.wikipedia.org/wiki/Category_theory</text:span></text:a></text:p>
      <text:p text:style-name="P10"/>
      <text:p text:style-name="P10"><text:reference-mark-start text:name="avatar graphs"/>[3]<text:reference-mark-end text:name="avatar graphs"/><text:tab/>“Avatar Graphs”</text:p>
      <text:p text:style-name="P10"><text:tab/>Sven Nilsen, 2020</text:p>
      <text:p text:style-name="P10"><text:tab/><text:a xlink:type="simple" xlink:href="https://github.com/advancedresearch/path_semantics/blob/master/papers-wip/avatar-graphs.pdf" text:style-name="Internet_20_link" text:visited-style-name="Visited_20_Internet_20_Link"><text:span text:style-name="T3">https://github.com/advancedresearch/path_semantics/blob/master/papers-wip/avatar-graphs.pdf</text:span></text:a></text:p>
      <text:p text:style-name="P10"/>
      <text:p text:style-name="P10"><text:reference-mark-start text:name="topology"/>[4]<text:reference-mark-end text:name="topology"/><text:tab/>“Topology”</text:p>
      <text:p text:style-name="P10"><text:tab/>Wikipedia</text:p>
      <text:p text:style-name="P10"><text:tab/><text:a xlink:type="simple" xlink:href="https://en.wikipedia.org/wiki/Topology" text:style-name="Internet_20_link" text:visited-style-name="Visited_20_Internet_20_Link"><text:span text:style-name="T3">https://en.wikipedia.org/wiki/Topology</text:span></text:a></text:p>
      <text:p text:style-name="P10"/>
      <text:p text:style-name="P10"><text:reference-mark-start text:name="symmetry forcing"/>[5]<text:reference-mark-end text:name="symmetry forcing"/><text:tab/>“Symmetry Forcing”</text:p>
      <text:p text:style-name="P10"><text:tab/>Sven Nilsen, 2020</text:p>
      <text:p text:style-name="P10"><text:tab/><text:a xlink:type="simple" xlink:href="https://github.com/advancedresearch/path_semantics/blob/master/papers-wip/symmetry-forcing.pdf" text:style-name="Internet_20_link" text:visited-style-name="Visited_20_Internet_20_Link"><text:span text:style-name="T3">https://github.com/advancedresearch/path_semantics/blob/master/papers-wip/symmetry-forcing.pdf</text:span></text:a></text:p>
      <text:p text:style-name="P10"/>
      <text:p text:style-name="P11"><text:reference-mark-start text:name="automorphism"/>[6]<text:reference-mark-end text:name="automorphism"/><text:tab/>“Automorphism”</text:p>
      <text:p text:style-name="P11"><text:tab/>Wikipedia</text:p>
      <text:p text:style-name="P11"><text:tab/><text:a xlink:type="simple" xlink:href="https://en.wikipedia.org/wiki/Automorphism" text:style-name="Internet_20_link" text:visited-style-name="Visited_20_Internet_20_Link"><text:span text:style-name="T3">https://en.wikipedia.org/wiki/Automorphism</text:span></text:a></text:p>
      <text:p text:style-name="P11"/>
      <text:p text:style-name="P11"><text:reference-mark-start text:name="avatar extensions"/>[7]<text:reference-mark-end text:name="avatar extensions"/><text:tab/>“Avatar Extensions”</text:p>
      <text:p text:style-name="P11"><text:tab/>AdvancedResearch – Reading Sequence on Path Semantics</text:p>
      <text:p text:style-name="P11"><text:tab/><text:a xlink:type="simple" xlink:href="https://github.com/advancedresearch/path_semantics/blob/master/sequences.md#avatar-extensions" text:style-name="Internet_20_link" text:visited-style-name="Visited_20_Internet_20_Link"><text:span text:style-name="T3">https://github.com/advancedresearch/path_semantics/blob/master/sequences.md#avatar-extensions</text:span></text:a></text:p>
      <text:p text:style-name="P11"/>
      <text:p text:style-name="P11"><text:reference-mark-start text:name="exterior algebra"/>[8]<text:reference-mark-end text:name="exterior algebra"/><text:tab/>“Exterior algebra”</text:p>
      <text:p text:style-name="P11"><text:tab/>Wikipedia</text:p>
      <text:p text:style-name="P11"><text:tab/><text:a xlink:type="simple" xlink:href="https://en.wikipedia.org/wiki/Exterior_algebra" text:style-name="Internet_20_link" text:visited-style-name="Visited_20_Internet_20_Link"><text:span text:style-name="T3">https://en.wikipedia.org/wiki/Exterior_algebra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20:01:24.351181000</meta:creation-date>
    <dc:date>2020-11-06T21:14:30.268675000</dc:date>
    <meta:editing-duration>PT8M26S</meta:editing-duration>
    <meta:editing-cycles>1</meta:editing-cycles>
    <meta:document-statistic meta:table-count="0" meta:image-count="0" meta:object-count="0" meta:page-count="2" meta:paragraph-count="44" meta:word-count="306" meta:character-count="2386" meta:non-whitespace-character-count="2109"/>
    <meta:generator>LibreOffice/5.1.2.2$MacOSX_X86_64 LibreOffice_project/d3bf12ecb743fc0d20e0be0c58ca359301eb705f</meta:generator>
  </office:meta>
</office:document-meta>
</file>